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1000000AD71682A78F9AD44D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4.52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Dashed_20__28_var_29_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4.842cm" svg:height="4.576cm" svg:x="6.626cm" svg:y="8.247cm">
          <draw:image xlink:href="Pictures/1000020100000231000000AD71682A78F9AD44D7.png" xlink:type="simple" xlink:show="embed" xlink:actuate="onLoad">
            <text:p/>
          </draw:image>
        </draw:frame>
        <draw:g>
          <svg:title>TexMaths</svg:title>
          <svg:desc>28§display§y = 0.0625 e^{-25 x^2}§svg§600§FALSE§</svg:desc>
          <draw:polygon draw:style-name="gr2" draw:text-style-name="P2" draw:layer="layout" svg:width="7.203cm" svg:height="1.214cm" svg:x="10.576cm" svg:y="10.206cm" svg:viewBox="0 0 7204 1215" draw:points="3603,1215 0,1215 0,0 7204,0 7204,1215">
            <text:p/>
          </draw:polygon>
          <draw:path draw:style-name="gr3" draw:text-style-name="P3" draw:layer="layout" svg:width="0.455cm" svg:height="0.638cm" svg:x="10.604cm" svg:y="10.791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5 106 85 101 0 204-90 232-202z">
            <text:p/>
          </draw:path>
          <draw:path draw:style-name="gr3" draw:text-style-name="P3" draw:layer="layout" svg:width="0.657cm" svg:height="0.231cm" svg:x="11.422cm" svg:y="10.86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416cm" svg:height="0.68cm" svg:x="12.443cm" svg:y="10.57cm" svg:viewBox="0 0 417 681" svg:d="M417 342c0-79-5-157-39-230-45-95-126-112-168-112-62 0-132 25-174 118-30 67-36 145-36 224 0 75 3 162 45 238 42 81 115 101 162 101 53 0 129-23 174-115 31-68 36-146 36-224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3" draw:layer="layout" svg:width="0.105cm" svg:height="0.105cm" svg:x="12.981cm" svg:y="11.122cm" svg:viewBox="0 0 106 106" svg:d="M106 53c0-28-22-53-53-53-28 0-53 25-53 53 0 31 25 53 53 53 31 0 53-22 53-53z">
            <text:p/>
          </draw:path>
          <draw:path draw:style-name="gr3" draw:text-style-name="P3" draw:layer="layout" svg:width="0.416cm" svg:height="0.68cm" svg:x="13.211cm" svg:y="10.57cm" svg:viewBox="0 0 417 681" svg:d="M417 342c0-79-5-157-39-230-45-95-126-112-168-112-62 0-132 25-174 118-30 67-36 145-36 224 0 75 3 162 45 238 42 81 115 101 162 101 53 0 129-23 174-115 31-68 36-146 36-224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3" draw:layer="layout" svg:width="0.411cm" svg:height="0.68cm" svg:x="13.703cm" svg:y="10.57cm" svg:viewBox="0 0 412 681" svg:d="M90 333v-22c0-249 123-286 173-286 23 0 65 6 87 39-14 0-56 0-56 45 0 31 25 45 48 45 14 0 44-8 44-48 0-58-44-106-126-106-126 0-260 129-260 347 0 263 115 334 207 334 109 0 205-93 205-225 0-126-90-221-199-221-67 0-104 51-123 98zM207 653c-61 0-92-59-98-76-17-45-17-123-17-143 0-76 31-176 121-176 14 0 61 0 92 61 17 37 17 87 17 137 0 48 0 96-17 132-31 59-75 65-98 65z">
            <text:p/>
          </draw:path>
          <draw:path draw:style-name="gr3" draw:text-style-name="P3" draw:layer="layout" svg:width="0.394cm" svg:height="0.657cm" svg:x="14.205cm" svg:y="10.5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text-style-name="P3" draw:layer="layout" svg:width="0.394cm" svg:height="0.68cm" svg:x="14.697cm" svg:y="10.57cm" svg:viewBox="0 0 395 681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5-107 65-70 0-128-54-145-113 3 3 5 3 17 3 33 0 50-25 50-47 0-26-17-48-50-48-14 0-48 6-48 50 0 87 67 183 179 183 115 0 216-96 216-222z">
            <text:p/>
          </draw:path>
          <draw:path draw:style-name="gr3" draw:text-style-name="P3" draw:layer="layout" svg:width="0.38cm" svg:height="0.447cm" svg:x="15.185cm" svg:y="10.79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3" draw:text-style-name="P3" draw:layer="layout" svg:width="0.467cm" svg:height="0.035cm" svg:x="15.672cm" svg:y="10.632cm" svg:viewBox="0 0 468 36" svg:d="M440 36c11 0 28 0 28-16 0-20-14-20-28-20h-412c-11 0-28 0-28 17 0 19 17 19 28 19z">
            <text:p/>
          </draw:path>
          <draw:path draw:style-name="gr3" draw:text-style-name="P3" draw:layer="layout" svg:width="0.307cm" svg:height="0.458cm" svg:x="16.257cm" svg:y="10.36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3" draw:layer="layout" svg:width="0.307cm" svg:height="0.472cm" svg:x="16.649cm" svg:y="10.363cm" svg:viewBox="0 0 308 473" svg:d="M64 73c37 8 56 8 68 8 92 0 145-61 145-73 0-5-5-8-8-8 0 0-3 0-6 3-17 5-53 19-103 19-20 0-59-2-104-19-6-3-8-3-8-3-9 0-9 8-9 20v204c0 11 0 20 11 20 6 0 6-3 14-12 31-36 73-42 96-42 42 0 61 34 64 40 14 22 17 47 17 89 0 20 0 62-20 93-19 22-47 39-81 39-45 0-92-25-109-70 25 3 39-14 39-34 0-31-25-36-36-36 0 0-34 0-34 39 0 62 56 123 140 123 90 0 168-64 168-151 0-78-62-151-146-151-30 0-67 8-98 33z">
            <text:p/>
          </draw:path>
          <draw:path draw:style-name="gr3" draw:text-style-name="P3" draw:layer="layout" svg:width="0.371cm" svg:height="0.313cm" svg:x="17.03cm" svg:y="10.51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" draw:text-style-name="P3" draw:layer="layout" svg:width="0.248cm" svg:height="0.329cm" svg:x="17.489cm" svg:y="10.195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text-style-name="P5" draw:layer="layout" svg:width="10.334cm" svg:height="4.776cm" svg:x="13.796cm" svg:y="10.21cm">
          <draw:text-box>
            <text:p/>
          </draw:text-box>
        </draw:frame>
        <draw:line draw:style-name="gr6" draw:text-style-name="P6" draw:layer="layout" svg:x1="4.572cm" svg:y1="4.572cm" svg:x2="4.572cm" svg:y2="10.16cm">
          <text:p/>
        </draw:line>
        <draw:line draw:style-name="gr6" draw:text-style-name="P6" draw:layer="layout" svg:x1="4.572cm" svg:y1="10.16cm" svg:x2="10.414cm" svg:y2="10.16cm">
          <text:p/>
        </draw:line>
        <draw:g>
          <svg:title>TexMaths</svg:title>
          <svg:desc>14§display§C_d§svg§600§FALSE§</svg:desc>
          <draw:polygon draw:style-name="gr2" draw:text-style-name="P2" draw:layer="layout" svg:width="0.558cm" svg:height="0.411cm" svg:x="3.505cm" svg:y="7.292cm" svg:viewBox="0 0 559 412" draw:points="279,412 0,412 0,0 559,0 559,412">
            <text:p/>
          </draw:polygon>
          <draw:path draw:style-name="gr3" draw:text-style-name="P3" draw:layer="layout" svg:width="0.351cm" svg:height="0.359cm" svg:x="3.53cm" svg:y="7.281cm" svg:viewBox="0 0 352 360" svg:d="M352 6c0-3-2-6-6-6-1 0-3 0-8 6l-34 37c-6-7-28-43-83-43-110 0-221 109-221 224 0 81 59 136 134 136 43 0 80-21 107-43 46-41 55-86 55-87 0-4-6-4-7-4-3 0-5 0-6 4-4 14-15 49-50 78-34 28-65 37-91 37-44 0-97-27-97-104 0-28 11-108 60-165 29-35 77-61 121-61 50 0 79 38 79 96 0 19-1 21-1 25 0 6 6 6 7 6 7 0 7-2 8-10z">
            <text:p/>
          </draw:path>
          <draw:path draw:style-name="gr3" draw:text-style-name="P3" draw:layer="layout" svg:width="0.177cm" svg:height="0.243cm" svg:x="3.878cm" svg:y="7.463cm" svg:viewBox="0 0 178 244" svg:d="M177 10c1 0 1-4 1-6 0-1-1-4-6-4s-35 3-43 3c-3 1-9 1-9 8 0 6 6 6 10 6 17 0 17 1 17 4s-1 6-1 8l-20 79c-8-11-20-20-36-20-45 0-90 48-90 98 0 34 22 58 52 58 19 0 36-10 50-24 6 21 27 24 35 24 13 0 21-7 28-18 7-14 12-34 12-35 0-5-5-5-6-5-4 0-4 2-7 12-4 16-11 36-25 36-10 0-12-7-12-17 0-7 0-10 2-14zM104 198c-3 9-12 16-19 22-2 3-16 14-32 14-12 0-25-8-25-34 0-18 10-56 18-70 16-28 34-32 44-32 23 0 30 25 30 30 0 1 0 4-1 5z">
            <text:p/>
          </draw:path>
        </draw:g>
        <draw:g>
          <svg:title>TexMaths</svg:title>
          <svg:desc>14§display§h§svg§600§FALSE§</svg:desc>
          <draw:polygon draw:style-name="gr2" draw:text-style-name="P2" draw:layer="layout" svg:width="0.283cm" svg:height="0.342cm" svg:x="7.337cm" svg:y="10.415cm" svg:viewBox="0 0 284 343" draw:points="143,343 0,343 0,0 284,0 284,343">
            <text:p/>
          </draw:polygon>
          <draw:path draw:style-name="gr3" draw:text-style-name="P3" draw:layer="layout" svg:width="0.242cm" svg:height="0.348cm" svg:x="7.364cm" svg:y="10.415cm" svg:viewBox="0 0 243 349" svg:d="M115 6c0 0 0-6-7-6-11 0-48 4-60 6-5 0-9 0-9 9 0 6 4 6 11 6 24 0 26 3 26 8l-2 10-73 285c-1 7-1 8-1 11 0 11 10 14 14 14 8 0 17-6 18-13l10-37 11-45c3-12 6-23 9-34 1-3 4-18 5-21 2-6 17-32 34-46 11-9 25-17 47-17 21 0 27 17 27 34 0 26-20 81-31 110-4 13-7 19-7 28 0 23 18 41 41 41 46 0 65-73 65-77s-5-4-7-4c-4 0-4 1-7 8-7 27-23 62-50 62-8 0-13-6-13-17s6-24 10-35c7-21 30-80 30-108 0-32-20-53-56-53-32 0-55 15-74 38z">
            <text:p/>
          </draw:path>
        </draw:g>
        <draw:line draw:style-name="gr7" draw:text-style-name="P6" draw:layer="layout" svg:x1="4.572cm" svg:y1="7.366cm" svg:x2="10.16cm" svg:y2="7.366cm">
          <text:p/>
        </draw:line>
        <draw:path draw:style-name="gr6" draw:text-style-name="P6" draw:layer="layout" svg:width="4.011cm" svg:height="3.534cm" draw:transform="rotate (1.9380136014145) translate (7.02842118041992cm 11.0786095570569cm)" svg:viewBox="0 0 4012 3535" svg:d="M0 3355c948 365 2407 110 3064-182 656-292 957-720 784-1331s164-1842 164-1842">
          <text:p/>
        </draw:path>
        <draw:path draw:style-name="gr6" draw:text-style-name="P6" draw:layer="layout" svg:width="2.031cm" svg:height="3.301cm" draw:transform="rotate (-1.5707963267949) translate (8.89cm 4.572cm)" svg:viewBox="0 0 2032 3302" svg:d="M0 0c254 0 1270 508 1524 1016s508 1524 508 2286">
          <text:p/>
        </draw:path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11:33:24.933304729</meta:creation-date>
    <dc:date>2016-05-24T17:30:04.439335816</dc:date>
    <meta:editing-duration>PT3H20M40S</meta:editing-duration>
    <meta:editing-cycles>1</meta:editing-cycles>
    <meta:document-statistic meta:object-count="55"/>
    <meta:generator>LibreOffice/5.0.6.2$Linux_X86_64 LibreOffice_project/00m0$Build-2</meta:generator>
  </office:meta>
</office:document-meta>
</file>